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officeooo:rsid="001bb0bd" officeooo:paragraph-rsid="001bb0bd"/>
    </style:style>
    <style:style style:name="P2" style:family="paragraph" style:parent-style-name="Standard">
      <style:text-properties style:font-name="DejaVu Sans" officeooo:rsid="001bb0bd" officeooo:paragraph-rsid="001bb0bd"/>
    </style:style>
    <style:style style:name="P3" style:family="paragraph" style:parent-style-name="Text_20_body">
      <style:paragraph-properties fo:text-align="justify" style:justify-single-word="false"/>
      <style:text-properties style:font-name="DejaVu Sans" officeooo:rsid="001bb0bd" officeooo:paragraph-rsid="001bb0bd"/>
    </style:style>
    <style:style style:name="P4" style:family="paragraph" style:parent-style-name="Text_20_body">
      <style:paragraph-properties fo:text-align="justify" style:justify-single-word="false"/>
      <style:text-properties style:font-name="DejaVu Sans"/>
    </style:style>
    <style:style style:name="P5" style:family="paragraph" style:parent-style-name="Text_20_body">
      <style:paragraph-properties fo:text-align="justify" style:justify-single-word="false"/>
      <style:text-properties style:font-name="DejaVu Sans" officeooo:paragraph-rsid="001bb0bd"/>
    </style:style>
    <style:style style:name="P6" style:family="paragraph" style:parent-style-name="Text_20_body">
      <style:paragraph-properties fo:text-align="justify" style:justify-single-word="false"/>
      <style:text-properties style:font-name="DejaVu Sans" officeooo:rsid="001c1a69" officeooo:paragraph-rsid="001c1a69"/>
    </style:style>
    <style:style style:name="T1" style:family="text">
      <style:text-properties officeooo:rsid="001bb0bd"/>
    </style:style>
    <style:style style:name="T2" style:family="text">
      <style:text-properties officeooo:rsid="001c1a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ório de Avaliação</text:p>
      <text:p text:style-name="P2"/>
      <text:p text:style-name="P3">Relatório de avaliação da atividade prática 1 <text:span text:style-name="T2">do grupo 8 para a</text:span> disciplina de Aplicações de Teoria dos Grafos.</text:p>
      <text:p text:style-name="P6">Nota: ...</text:p>
      <text:p text:style-name="P5"><text:span text:style-name="T1">Avaliação geral:</text:span></text:p>
      <text:p text:style-name="P5"/>
      <text:p text:style-name="P4">Bugs Encontrados:</text:p>
      <text:p text:style-name="P4"/>
      <text:p text:style-name="P4">Problema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23:53:40.102467795</meta:creation-date>
    <dc:date>2018-05-30T23:57:43.391522476</dc:date>
    <meta:editing-duration>PT4M3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9" meta:character-count="184" meta:non-whitespace-character-count="161"/>
  </office:meta>
</office:document-meta>
</file>